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5c03" officeooo:paragraph-rsid="00125c03"/>
    </style:style>
    <style:style style:name="P2" style:family="paragraph" style:parent-style-name="Standard">
      <style:text-properties officeooo:rsid="00125c03" officeooo:paragraph-rsid="0009dec2"/>
    </style:style>
    <style:style style:name="P3" style:family="paragraph" style:parent-style-name="Standard">
      <style:text-properties officeooo:rsid="00390caa" officeooo:paragraph-rsid="00390caa"/>
    </style:style>
    <style:style style:name="P4" style:family="paragraph" style:parent-style-name="Standard">
      <style:text-properties officeooo:rsid="00078a1b" officeooo:paragraph-rsid="00078a1b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25c03" officeooo:paragraph-rsid="00125c03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78a1b" officeooo:paragraph-rsid="00078a1b"/>
    </style:style>
    <style:style style:name="P7" style:family="paragraph" style:parent-style-name="Standard">
      <style:text-properties officeooo:rsid="00078a1b" officeooo:paragraph-rsid="00078a1b"/>
    </style:style>
    <style:style style:name="T1" style:family="text">
      <style:text-properties officeooo:rsid="00071556"/>
    </style:style>
    <style:style style:name="T2" style:family="text">
      <style:text-properties officeooo:rsid="000c74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: S SAMEEM</text:p>
      <text:p text:style-name="P3">ROLL NO: 57</text:p>
      <text:p text:style-name="P3">CLASS: S5R</text:p>
      <text:p text:style-name="P3">EXPERIMENT NO: <text:span text:style-name="T2">9</text:span></text:p>
      <text:p text:style-name="P3">DATE: <text:span text:style-name="T1">07</text:span>/<text:span text:style-name="T1">01</text:span>/202<text:span text:style-name="T1">2</text:span></text:p>
      <text:p text:style-name="P3"/>
      <text:p text:style-name="P5">CREATION OF <text:span text:style-name="T2">STUDENT </text:span>TABLE</text:p>
      <text:p text:style-name="P1"/>
      <text:p text:style-name="P2">create table student1(rollno number(3) primary key,name varchar(10) not null,s1g number(2) not null,s2g number(2) not null);</text:p>
      <text:p text:style-name="P1"/>
      <text:p text:style-name="P6">PL/SQL CODE</text:p>
      <text:p text:style-name="P4"/>
      <text:p text:style-name="P4">set serveroutput on</text:p>
      <text:p text:style-name="P4">DECLARE</text:p>
      <text:p text:style-name="P4"><text:tab/>CURSOR cur is select * from student1 where s1g+s2g&gt;12 order by rollno;</text:p>
      <text:p text:style-name="P4"><text:tab/>maxg number(2);</text:p>
      <text:p text:style-name="P4">BEGIN</text:p>
      <text:p text:style-name="P4"><text:tab/>FOR i IN cur LOOP</text:p>
      <text:p text:style-name="P4"><text:tab/><text:tab/>IF i.s1g&gt;i.s2g then</text:p>
      <text:p text:style-name="P4"><text:tab/><text:tab/><text:tab/>maxg:=i.s1g;</text:p>
      <text:p text:style-name="P4"><text:tab/><text:tab/>ELSE</text:p>
      <text:p text:style-name="P4"><text:tab/><text:tab/><text:tab/>maxg:=i.s2g;</text:p>
      <text:p text:style-name="P4"><text:tab/><text:tab/>END IF;</text:p>
      <text:p text:style-name="P4"><text:tab/><text:tab/>dbms_output.put_line(i.name||' Roll number: '||i.rollno||' Highest grade: '||maxg);</text:p>
      <text:p text:style-name="P4"><text:tab/>END LOOP;</text:p>
      <text:p text:style-name="P4">END;</text:p>
      <text:p text:style-name="P4">/</text:p>
      <text:p text:style-name="P4"/>
      <text:p text:style-name="P6">OUTPUT</text:p>
      <text:p text:style-name="P4"/>
      <text:p text:style-name="P4">SQL&gt; select * from student1;</text:p>
      <text:p text:style-name="P4"/>
      <text:p text:style-name="P4">ROLLNO <text:tab/>NAME <text:tab/>S1G<text:tab/><text:tab/>S2G</text:p>
      <text:p text:style-name="P4">---------- <text:tab/>---------- <text:tab/>---------- <text:tab/>----------</text:p>
      <text:p text:style-name="P4">15 <text:tab/><text:tab/>Chandler<text:tab/>8<text:tab/> <text:s/><text:tab/>9</text:p>
      <text:p text:style-name="P4">30 <text:tab/><text:tab/>Joey Tri<text:tab/>5<text:tab/> <text:s/><text:tab/>5</text:p>
      <text:p text:style-name="P4">45 <text:tab/><text:tab/>Rachel<text:tab/> <text:s text:c="6"/><text:tab/>7<text:tab/> <text:s/><text:tab/>6</text:p>
      <text:p text:style-name="P4">46 <text:tab/><text:tab/>Ross <text:tab/> <text:s text:c="5"/><text:tab/>10<text:tab/> <text:tab/>10</text:p>
      <text:p text:style-name="P4">38 <text:tab/><text:tab/>Phoebe<text:tab/> <text:s text:c="6"/><text:tab/>7<text:tab/> <text:s/><text:tab/>5</text:p>
      <text:p text:style-name="P4">33 <text:tab/><text:tab/>Monica<text:tab/>7<text:tab/> <text:s/><text:tab/>7</text:p>
      <text:p text:style-name="P4"/>
      <text:p text:style-name="P4">6 rows selected.</text:p>
      <text:p text:style-name="P4"/>
      <text:p text:style-name="P4">SQL&gt; @/home/c126/Documents/Sameem/PLSQL/Pg5.sql</text:p>
      <text:p text:style-name="P4">Chandler Roll number: 15 Highest grade: 9</text:p>
      <text:p text:style-name="P4">Monica Roll number: 33 Highest grade: 7</text:p>
      <text:p text:style-name="P4">Rachel Roll number: 45 Highest grade: 7</text:p>
      <text:p text:style-name="P4">Ross Roll number: 46 Highest grade: 10</text:p>
      <text:p text:style-name="P4"/>
      <text:p text:style-name="P4">PL/SQL procedure successfully comple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2T14:27:28.181508902</meta:creation-date>
    <dc:date>2022-01-07T14:19:18.880432135</dc:date>
    <meta:editing-duration>PT13M23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40" meta:word-count="153" meta:character-count="1026" meta:non-whitespace-character-count="836"/>
  </office:meta>
</office:document-meta>
</file>